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Title">
      <style:paragraph-properties fo:text-align="end" style:justify-single-word="false"/>
      <style:text-properties fo:language="pt" fo:country="BR"/>
    </style:style>
    <style:style style:name="P6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9" style:family="paragraph" style:parent-style-name="Title">
      <style:paragraph-properties fo:margin-top="0.212cm" fo:margin-bottom="0cm" fo:text-align="end" style:justify-single-word="false"/>
    </style:style>
    <style:style style:name="P1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2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text-properties fo:language="pt" fo:country="BR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2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0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2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35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38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3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3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4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4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1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53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5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6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8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0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6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0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8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92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95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Text_20_body">
      <style:paragraph-properties fo:line-height="0.349cm"/>
    </style:style>
    <style:style style:name="P97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Text_20_body">
      <style:paragraph-properties fo:margin-left="1.27cm" fo:margin-right="0cm" fo:line-height="0.349cm" fo:text-indent="1.371cm" style:auto-text-indent="false"/>
    </style:style>
    <style:style style:name="P99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0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2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3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0" style:family="paragraph" style:parent-style-name="Header"/>
    <style:style style:name="P111" style:family="paragraph" style:parent-style-name="Header">
      <style:paragraph-properties style:snap-to-layout-grid="false"/>
    </style:style>
    <style:style style:name="P112" style:family="paragraph" style:parent-style-name="Header">
      <style:text-properties fo:font-size="9pt" fo:language="zxx" fo:country="none" style:font-size-asian="9pt" style:language-asian="zxx" style:country-asian="none"/>
    </style:style>
    <style:style style:name="P113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114" style:family="paragraph" style:parent-style-name="Header">
      <style:paragraph-properties>
        <style:tab-stops/>
      </style:paragraph-properties>
    </style:style>
    <style:style style:name="P11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6" style:family="paragraph" style:parent-style-name="Header">
      <style:text-properties fo:font-weight="bold" style:font-weight-asian="bold" style:font-weight-complex="bold"/>
    </style:style>
    <style:style style:name="P117" style:family="paragraph" style:parent-style-name="Header" style:list-style-name="WW8Num21">
      <style:text-properties fo:font-weight="bold" style:font-weight-asian="bold" style:font-weight-complex="bold"/>
    </style:style>
    <style:style style:name="P118" style:family="paragraph" style:parent-style-name="Título_20_4_20__2b__20_12_20_pt" style:list-style-name="WW8Num21"/>
    <style:style style:name="P119" style:family="paragraph" style:parent-style-name="Título_20_4_20__2b__20_12_20_pt">
      <style:text-properties fo:language="pt" fo:country="BR" style:language-complex="ar" style:country-complex="SA"/>
    </style:style>
    <style:style style:name="P120" style:family="paragraph" style:parent-style-name="Título_20_4_20__2b__20_12_20_pt">
      <style:paragraph-properties fo:margin-left="2.752cm" fo:margin-right="0cm" fo:text-indent="0cm" style:auto-text-indent="false"/>
    </style:style>
    <style:style style:name="P121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122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23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2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font-variant="normal" fo:text-transform="none" fo:language="pt" fo:country="BR" fo:font-style="normal" style:language-complex="ar" style:country-complex="SA"/>
    </style:style>
    <style:style style:name="T13" style:family="text">
      <style:text-properties fo:color="#0000cc" style:text-underline-style="solid" style:text-underline-width="auto" style:text-underline-color="font-color"/>
    </style:style>
    <style:style style:name="T14" style:family="text">
      <style:text-properties fo:font-weight="normal" style:language-asian="zxx" style:country-asian="none" style:font-weight-asian="normal"/>
    </style:style>
    <style:style style:name="T15" style:family="text">
      <style:text-properties fo:font-weight="normal" style:language-asian="zxx" style:country-asian="none" style:font-weight-asian="normal" style:font-weight-complex="normal"/>
    </style:style>
    <style:style style:name="T16" style:family="text">
      <style:text-properties fo:font-weight="normal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5"/>
      <text:p text:style-name="P5"/>
      <text:p text:style-name="P5"/>
      <text:p text:style-name="P23"/>
      <text:p text:style-name="P7">Termo de Abertura</text:p>
      <text:p text:style-name="P12"/>
      <text:p text:style-name="P24"/>
      <text:p text:style-name="P24"/>
      <text:p text:style-name="P24"/>
      <text:p text:style-name="P24"/>
      <text:p text:style-name="P7">Sistema de Cadastro e Controle para Consultório Odontológico (SCO) - Versão 1.0</text:p>
      <text:p text:style-name="P10">Iteração - Release 1.0</text:p>
      <text:p text:style-name="P24"/>
      <text:p text:style-name="P24"/>
      <text:p text:style-name="P24"/>
      <text:p text:style-name="P24"/>
      <text:p text:style-name="P24"/>
      <text:p text:style-name="P9"><text:span text:style-name="T6">Versão do Documento:</text:span><text:span text:style-name="T7"> 1.0</text:span></text:p>
      <text:p text:style-name="P24"/>
      <text:p text:style-name="P24"/>
      <text:p text:style-name="P24"/>
      <text:p text:style-name="P11"/>
      <text:p text:style-name="P8"/>
      <text:section text:style-name="Sect1" text:name="Seção1">
        <text:p text:style-name="Standard"/>
      </text:section>
      <text:section text:style-name="Sect2" text:name="Seção2">
        <text:p text:style-name="P26"/>
        <text:p text:style-name="P50">Histórico de Revisão</text:p>
        <text:p text:style-name="P2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2">Data</text:p>
            </table:table-cell>
            <table:table-cell table:style-name="Tabela2.A1" office:value-type="string">
              <text:p text:style-name="P59">Versão do Documento</text:p>
            </table:table-cell>
            <table:table-cell table:style-name="Tabela2.A1" office:value-type="string">
              <text:p text:style-name="P52">Descrição</text:p>
            </table:table-cell>
            <table:table-cell table:style-name="Tabela2.D1" office:value-type="string">
              <text:p text:style-name="P52">Autor</text:p>
            </table:table-cell>
          </table:table-row>
          <table:table-row table:style-name="Tabela2.1">
            <table:table-cell table:style-name="Tabela2.A2" office:value-type="string">
              <text:p text:style-name="P54">03/03/2010</text:p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6">Inicio da produção deste documento</text:p>
            </table:table-cell>
            <table:table-cell table:style-name="Tabela2.D2" office:value-type="string">
              <text:p text:style-name="P54">Vinicius G G R</text:p>
              <text:p text:style-name="P54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54">04/03/10</text:p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4">Continuação da elaboração</text:p>
            </table:table-cell>
            <table:table-cell table:style-name="Tabela2.D2" office:value-type="string">
              <text:p text:style-name="P54">Amanda B S</text:p>
              <text:p text:style-name="P54">Vinicius G G R</text:p>
            </table:table-cell>
          </table:table-row>
          <table:table-row table:style-name="Tabela2.1">
            <table:table-cell table:style-name="Tabela2.A2" office:value-type="string">
              <text:p text:style-name="P57">05/03/2010</text:p>
              <text:p text:style-name="P53"/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4">Conclusão da elaboração</text:p>
            </table:table-cell>
            <table:table-cell table:style-name="Tabela2.D2" office:value-type="string">
              <text:p text:style-name="P54">Amanda B S</text:p>
              <text:p text:style-name="P54">Fábio José S</text:p>
              <text:p text:style-name="P54">Rafael A V</text:p>
              <text:p text:style-name="P54">Vinicius G G R</text:p>
            </table:table-cell>
          </table:table-row>
        </table:table>
        <text:p text:style-name="P25"/>
        <text:p text:style-name="P25"/>
        <text:p text:style-name="P6"/>
        <text:p text:style-name="P48">Sumário</text:p>
        <text:p text:style-name="P28"/>
        <text:p text:style-name="P29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97">1. Apresentação do Projeto............................................................................................. 4</text:p>
            <text:p text:style-name="P96">2. Um resumo das condições que definem o projeto...................................................... 4</text:p>
            <text:p text:style-name="P96">3. Matriz de Respnsabilidades........................................................................................ 4</text:p>
            <text:p text:style-name="P96">4. Necessidades básicas do trabalho a ser realizado....................................................... 5</text:p>
            <text:p text:style-name="P96">5.Descrição do Projeto.................................................................................................... 5</text:p>
            <text:p text:style-name="P98">5.1.Escopo do Projeto........................................................................................ 5</text:p>
            <text:p text:style-name="P98">5.2 Não-Escopo do Projeto................................................................................ 5</text:p>
            <text:p text:style-name="P98">5.3Premissas do Projeto..................................................................................... 6</text:p>
            <text:p text:style-name="P98">5.4Produto do Projeto........................................................................................ 6</text:p>
            <text:p text:style-name="P98">5.4.1. Requisitos do Usuário.............................................................................. 6</text:p>
            <text:p text:style-name="P98">5.4.2 Requisitos.................................................................................................. 7</text:p>
            <text:p text:style-name="P98">5.5. Restrições do produto................................................................................. 8</text:p>
            <text:p text:style-name="P98">5.6. Critério de qualidade do produto................................................................ 8</text:p>
            <text:p text:style-name="P98">5.7. Lista de Riscos............................................................................................ 9</text:p>
            <text:p text:style-name="P98">5.8. Prioridades.................................................................................................. 9</text:p>
            <text:p text:style-name="P96">6.0. Referências............................................................................................................... 9</text:p>
            <text:p text:style-name="P96">7.0. Cronograma básico do projeto................................................................................. 9</text:p>
            <text:p text:style-name="P96">8.0. Estimativas iniciais de custo.................................................................................. 10</text:p>
            <text:p text:style-name="P96">9.0. Administração........................................................................................................ 10</text:p>
            <text:p text:style-name="P99">9.1. Necessidade inicial do Projeto.................................................................. 10</text:p>
            <text:p text:style-name="P99">9.2. Necessidade de suporte pela organização................................................. 10</text:p>
            <text:p text:style-name="P99">9.3. Controle e gerenciamento das informações do projeto............................. 10</text:p>
            <text:p text:style-name="P96">10.0 Assinaturas............................................................................................................ 11</text:p>
          </text:index-body>
        </text:table-of-content>
        <text:p text:style-name="P49">Termo de Abertura</text:p>
        <text:p text:style-name="P28"/>
        <text:list xml:id="list28618200" text:style-name="WW8Num21">
          <text:list-item>
            <text:h text:style-name="P117" text:outline-level="1">Apresentação do Projeto</text:h>
          </text:list-item>
        </text:list>
        <text:p text:style-name="P43"/>
        <text:p text:style-name="P87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87"/>
        <text:p text:style-name="P42"/>
        <text:list xml:id="list29376596" text:continue-numbering="true" text:style-name="WW8Num21">
          <text:list-item>
            <text:h text:style-name="P117" text:outline-level="1">Um resumo das condições que definem o projeto</text:h>
          </text:list-item>
        </text:list>
        <text:p text:style-name="P27"><text:s text:c="6"/></text:p>
        <text:p text:style-name="P83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83"/>
        <text:p text:style-name="P83"/>
        <text:h text:style-name="P116" text:outline-level="1">3. Matriz de Respnsabilidades</text:h>
        <text:p text:style-name="P4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65">Nome</text:p>
              </table:table-cell>
              <table:table-cell table:style-name="Tabela3.A1" office:value-type="string">
                <text:p text:style-name="P65">Dados</text:p>
              </table:table-cell>
              <table:table-cell table:style-name="Tabela3.A1" office:value-type="string">
                <text:p text:style-name="P65">Papel</text:p>
              </table:table-cell>
              <table:table-cell table:style-name="Tabela3.A1" office:value-type="string">
                <text:p text:style-name="P13">Empresa</text:p>
                <text:p text:style-name="P66">Área</text:p>
              </table:table-cell>
              <table:table-cell table:style-name="Tabela3.E1" office:value-type="string">
                <text:p text:style-name="P41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5">Vinicius Gardênio Guimarães Rodrigues</text:p>
            </table:table-cell>
            <table:table-cell table:style-name="Tabela3.A2" office:value-type="string">
              <text:p text:style-name="P67">E-mail: </text:p>
              <text:p text:style-name="P77">viiniiciius@gmail.com</text:p>
            </table:table-cell>
            <table:table-cell table:style-name="Tabela3.A2" office:value-type="string">
              <text:p text:style-name="P15">Gerente de Projeto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5">. Acompanhar os trabalhos da TI;</text:p>
              <text:p text:style-name="P14">. Verificar e garantir a qualidade do Produto;</text:p>
              <text:p text:style-name="P14">. Realizar reuniões semanais com a equipe;</text:p>
              <text:p text:style-name="P14">. Gerar toda a documentação gerencial;</text:p>
              <text:p text:style-name="P14">. Desenvolver arquitetura do sistema;</text:p>
              <text:p text:style-name="P14">. Gerar produto.</text:p>
            </table:table-cell>
          </table:table-row>
          <table:table-row table:style-name="Tabela3.2">
            <table:table-cell table:style-name="Tabela3.A2" office:value-type="string">
              <text:p text:style-name="P15">Lidia Pires Barbosa </text:p>
            </table:table-cell>
            <table:table-cell table:style-name="Tabela3.A2" office:value-type="string">
              <text:p text:style-name="P67">E-mail: </text:p>
              <text:p text:style-name="P67">lidiapiresbarbosa@hotmail.com</text:p>
            </table:table-cell>
            <table:table-cell table:style-name="Tabela3.A2" office:value-type="string">
              <text:p text:style-name="P15">Cliente</text:p>
            </table:table-cell>
            <table:table-cell table:style-name="Tabela3.A2" office:value-type="string">
              <text:p text:style-name="P16">CLIENTE</text:p>
            </table:table-cell>
            <table:table-cell table:style-name="Tabela3.E2" office:value-type="string">
              <text:p text:style-name="P15">. Acompanhar os trabalhos de construção;</text:p>
              <text:p text:style-name="P14">. Garantir os recursos solicitados pela TI;</text:p>
              <text:p text:style-name="P14">. Validar o produto Realizar reuniões com a equipe e TI;</text:p>
              <text:p text:style-name="P14">. Assinar e Homologar toda a documentação gerencial;</text:p>
              <text:p text:style-name="P18">. Dar o aceite.</text:p>
              <text:p text:style-name="P20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15">Amanda Barbosa Silva</text:p>
            </table:table-cell>
            <table:table-cell table:style-name="Tabela3.A2" office:value-type="string">
              <text:p text:style-name="P67">E-mail: </text:p>
              <text:p text:style-name="P67">amanda.barbosabs@gmail.com</text:p>
              <text:p text:style-name="P68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Obter aceite;</text:p>
              <text:p text:style-name="P19">. Realizar reuniões com o cliente;</text:p>
              <text:p text:style-name="P19">. Elaborar documento de análise;</text:p>
              <text:p text:style-name="P19">. Desenvolvimento do produto;</text:p>
              <text:p text:style-name="P18">. Validar o produto junto com o cliente;</text:p>
              <text:p text:style-name="P18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15">Fábio José</text:p>
            </table:table-cell>
            <table:table-cell table:style-name="Tabela3.A2" office:value-type="string">
              <text:p text:style-name="P67">E-mail: fabimgyn@gmail.com</text:p>
              <text:p text:style-name="P69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Acompanhar os trabalhos da TI;</text:p>
              <text:p text:style-name="P19">. Garantir a qualidade do produto;</text:p>
              <text:p text:style-name="P19">. Desenvolvimento do produto;</text:p>
              <text:p text:style-name="P19">. Elaborar documentos de análise;</text:p>
              <text:p text:style-name="P18">. Validar o Produto.</text:p>
            </table:table-cell>
          </table:table-row>
          <table:table-row table:style-name="Tabela3.5">
            <table:table-cell table:style-name="Tabela3.A6" office:value-type="string">
              <text:p text:style-name="P15">Rafael Vieira de Almeida</text:p>
            </table:table-cell>
            <table:table-cell table:style-name="Tabela3.A6" office:value-type="string">
              <text:p text:style-name="P67">E-mail: rhafael.vieira@gmail.com</text:p>
            </table:table-cell>
            <table:table-cell table:style-name="Tabela3.A6" office:value-type="string">
              <text:p text:style-name="P15">Analista , Desenvolvedor , DB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 Modelagem de banco de dados</text:p>
              <text:p text:style-name="P19">. Desenvolvimento do produto</text:p>
              <text:p text:style-name="P19">. Validar o Produto</text:p>
              <text:p text:style-name="P19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5">Lena Lúcia Moraes e Guiliano Rangel</text:p>
            </table:table-cell>
            <table:table-cell table:style-name="Tabela3.A6" office:value-type="string">
              <text:p text:style-name="P67"/>
            </table:table-cell>
            <table:table-cell table:style-name="Tabela3.A6" office:value-type="string">
              <text:p text:style-name="P15">Orientação e Consultori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Orientação ao longo do projeto</text:p>
              <text:p text:style-name="P19">. Validação de requisitos</text:p>
              <text:p text:style-name="P19">. Fornecer informações sobre a metodologia do projeto </text:p>
            </table:table-cell>
          </table:table-row>
        </table:table>
        <text:p text:style-name="P44"/>
        <text:list xml:id="list29367408" text:continue-numbering="true" text:style-name="WW8Num21">
          <text:list-header>
            <text:h text:style-name="P117" text:outline-level="1">4. Necessidades básicas do trabalho a ser realizado</text:h>
          </text:list-header>
        </text:list>
        <text:p text:style-name="P25"/>
        <text:p text:style-name="P88">Para a execução do projeto é indispensável a colaboração do cliente fornecendo e validando requisitos. O contratante deve garantir a infraestrutura básica a ser definida neste documento.</text:p>
        <text:p text:style-name="P88"/>
        <text:p text:style-name="P88">Os usuários precisam ter conhecimentos básicos em informática para conseguir utilizar o sistema.</text:p>
        <text:p text:style-name="P88"/>
        <text:p text:style-name="P88">O produto trabalhará com um infraestrutura básica de no mínimo dois computadores. Será necessária uma máquina para servidor e no mínimo uma máquina para utilização como cliente. Os sistemas deverão ter a configuração mínima recomendada. A infraestrutura de rede que interligará os pontos do sistema precisa ser confiável e não é de responsabilidade do contratado garantir o seu funcionamento, embora seja necessária para o funcionamento.</text:p>
        <text:p text:style-name="P88">O banco de dados da aplicação não poderá ser manipulado manualmente sem consulta prévia, sob consequência de corromper os dados da aplicação, que, consequentemente fará com que a aplicação não funcione de forma adequada.</text:p>
        <text:p text:style-name="P46"/>
        <text:list xml:id="list29373592" text:continue-numbering="true" text:style-name="WW8Num21">
          <text:list-header>
            <text:h text:style-name="P117" text:outline-level="1">5.Descrição do Projeto</text:h>
          </text:list-header>
        </text:list>
        <text:p text:style-name="P46"/>
        <text:list xml:id="list29357909" text:continue-numbering="true" text:style-name="WW8Num21">
          <text:list-item>
            <text:list>
              <text:list-item>
                <text:list>
                  <text:list-header>
                    <text:h text:style-name="P118" text:outline-level="2">5.1.Escopo do Projeto</text:h>
                  </text:list-header>
                </text:list>
              </text:list-item>
            </text:list>
          </text:list-item>
        </text:list>
        <text:p text:style-name="P40"/>
        <text:p text:style-name="P85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85"/>
        <text:p text:style-name="P85">Para controle de acesso do sistema será implantada uma solução baseada em login e senha, que irá gerenciar as permissões para acesso as funcionalidades do sistema.</text:p>
        <text:p text:style-name="P32"/>
        <text:list xml:id="list29367345" text:continue-numbering="true" text:style-name="WW8Num21">
          <text:list-item>
            <text:list>
              <text:list-item>
                <text:list>
                  <text:list-header>
                    <text:h text:style-name="P118" text:outline-level="2">5.2 Não-Escopo do Projeto </text:h>
                  </text:list-header>
                </text:list>
              </text:list-item>
            </text:list>
          </text:list-item>
        </text:list>
        <text:p text:style-name="P25"/>
        <text:list xml:id="list28611285" text:style-name="L1">
          <text:list-item>
            <text:p text:style-name="P100">Tudo o que não estiver definido no sub-item 5.1.1.</text:p>
          </text:list-item>
          <text:list-item>
            <text:p text:style-name="P100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00"><text:soft-page-break/>Embora possua recursos de internaciolização, apenas a língua portuguesa estará disponível.</text:p>
          </text:list-item>
          <text:list-item>
            <text:p text:style-name="P100">O sistema não se comunicará de forma ativa por meio de e-mails.</text:p>
          </text:list-item>
          <text:list-item>
            <text:p text:style-name="P100">O sistema não informará automaticamente a data de retorno do paciente, apesar da solicitação.</text:p>
          </text:list-item>
          <text:list-item>
            <text:p text:style-name="P100">O sistema por si só não garante a segurança das informações armazenadas, ou seja, não é responsável por backup de toda e qualquer informação alimentada.</text:p>
          </text:list-item>
          <text:list-item>
            <text:p text:style-name="P101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0"/>
        <text:p text:style-name="P70"/>
        <text:list xml:id="list29358674" text:continue-list="list29367345" text:style-name="WW8Num21">
          <text:list-item>
            <text:list>
              <text:list-item>
                <text:list>
                  <text:list-header>
                    <text:h text:style-name="P118" text:outline-level="2" text:restart-numbering="true" text:start-value="1">5.3Premissas do Projeto </text:h>
                  </text:list-header>
                </text:list>
              </text:list-item>
            </text:list>
          </text:list-item>
        </text:list>
        <text:p text:style-name="P25"/>
        <text:p text:style-name="P84">O sistema deve disponibilizar interfaces amigáveis e ser bastante intuitivo pois os usuários <text:s text:c="2"/>finais possuem pouca experiência com informática.</text:p>
        <text:p text:style-name="P84"/>
        <text:p text:style-name="P84">A infraestrutura a ser disponibilizada deverá ser configurada para a implantação do sistema.</text:p>
        <text:p text:style-name="P92"><text:s/></text:p>
        <text:list xml:id="list29359628" text:continue-numbering="true" text:style-name="WW8Num21">
          <text:list-item>
            <text:list>
              <text:list-item>
                <text:list>
                  <text:list-header>
                    <text:h text:style-name="P118" text:outline-level="2">5.4Produto do Projeto</text:h>
                  </text:list-header>
                </text:list>
              </text:list-item>
            </text:list>
          </text:list-item>
        </text:list>
        <text:p text:style-name="P47"/>
        <text:p text:style-name="P89">O produto do projeto se caracteriza como uma solução em software para o consultório odontológico, permitindo gerenciar de forma eficiente e confiável as informações relativas ao funcionamento do consultório.</text:p>
        <text:p text:style-name="P89"/>
        <text:p text:style-name="P89">Os sistemas web tem como característica a facilidade de acesso através de uma rede de computadores. Por meio de um computador o sistema proposto possibilitará, através de uma interface web, o acesso as funcionalidades. </text:p>
        <text:p text:style-name="P89"/>
        <text:h text:style-name="P119" text:outline-level="2">5.4.1. Requisitos do Usuário</text:h>
        <text:p text:style-name="P25"/>
        <text:p text:style-name="P90">O solução em software apresentada atenderá as necessidades exigidas pelo clientes, definindo suas funcionalidades e, consequentemente, principais características.</text:p>
        <text:p text:style-name="P90"/>
        <text:p text:style-name="P90">O principal objetivo do sistema é tornar ágil as tarefas realizadas pelo usuário, além de garantir novas funcionalidades (atualmente não utilizadas pelo cliente) e garantir a consistência dos dados.</text:p>
        <text:p text:style-name="P90"/>
        <text:p text:style-name="P9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28609498" text:style-name="L2">
          <text:list-item>
            <text:p text:style-name="P102">Nome;</text:p>
          </text:list-item>
          <text:list-item>
            <text:p text:style-name="P102">Categoria (convênio ou particular);</text:p>
          </text:list-item>
          <text:list-item>
            <text:p text:style-name="P102">Data de início do tratamento;</text:p>
          </text:list-item>
          <text:list-item>
            <text:p text:style-name="P102">Data de nascimento;</text:p>
          </text:list-item>
          <text:list-item>
            <text:p text:style-name="P102">Endereço;</text:p>
          </text:list-item>
          <text:list-item>
            <text:p text:style-name="P102">Telefone comercial, residencial, celular e outros;</text:p>
          </text:list-item>
          <text:list-item>
            <text:p text:style-name="P102">Observações;</text:p>
          </text:list-item>
          <text:list-item>
            <text:p text:style-name="P102">Término do tratamento;</text:p>
          </text:list-item>
          <text:list-item>
            <text:p text:style-name="P102">Data de retorno;</text:p>
          </text:list-item>
          <text:list-item>
            <text:p text:style-name="P102">Odontograma (vinculado);</text:p>
          </text:list-item>
          <text:list-item>
            <text:p text:style-name="P102">Anamnese (folha anexada à ficha de cadastro);</text:p>
          </text:list-item>
          <text:list-item>
            <text:p text:style-name="P102">Planejamento (vinculado);</text:p>
          </text:list-item>
          <text:list-item>
            <text:p text:style-name="P102">Honorários (vinculado).</text:p>
          </text:list-item>
        </text:list>
        <text:p text:style-name="P90"/>
        <text:p text:style-name="P90">O cliente sugeriu que fosse adicionado os seguintes campos a ficha de cadastro de paciente:</text:p>
        <text:list xml:id="list28619820" text:style-name="L3">
          <text:list-item>
            <text:p text:style-name="P103">E-mail;</text:p>
          </text:list-item>
          <text:list-item>
            <text:p text:style-name="P103">Quem indicou;</text:p>
          </text:list-item>
          <text:list-item>
            <text:p text:style-name="P103">Mãe e pai (responsáveis para menores).</text:p>
          </text:list-item>
        </text:list>
        <text:p text:style-name="P90"><text:soft-page-break/></text:p>
        <text:p text:style-name="P90">Os campos permitem a caracterização do paciente, o controle dos serviços prestados e dos honorários recebidos e a receber, facilita o contato com o paciente.</text:p>
        <text:p text:style-name="P90"/>
        <text:p text:style-name="P90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0"/>
        <text:p text:style-name="P90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90"/>
        <text:p text:style-name="P90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90"/>
        <text:p text:style-name="P90">Foi solicitado o cadastro de uma tabela de serviços, onde o odontólogo pudesse cadastrar os serviços que presta a seus pacientes e que essa tabela possuísse um vínculo com os honorários.</text:p>
        <text:p text:style-name="P90"/>
        <text:p text:style-name="P90"><text:span text:style-name="T12">Foi solicitado também, um controle de caixa, onde o cliente poderia informar as entradas e saídas do dia (pagamentos e recebimento de contas), que atualmente são realizados manualmente em um caderno de registros. Além de que h</text:span><text:span text:style-name="T4">aja um lugar onde possa informar sua contas mensais e pagamentos e que fosse informado quanto a proximidade do vencimento.</text:span></text:p>
        <text:p text:style-name="P90"/>
        <text:p text:style-name="P90">Foi ainda solicitado que:</text:p>
        <text:list xml:id="list28633428" text:style-name="L4">
          <text:list-item>
            <text:p text:style-name="P104">O planejamento (orçamento) fosse em forma de uma tabela e que esta possua os seguintes itens: Dente – Face <text:s/>- Procedimento – Valor – Total.</text:p>
          </text:list-item>
          <text:list-item>
            <text:p text:style-name="P104">A tabela de honorários composta por forma de pagamento (à vista ou parcelas) e que fosse vinculada ao paciente.</text:p>
          </text:list-item>
          <text:list-item>
            <text:p text:style-name="P104">A ficha de anamnese esteja junto ao cadastro de clientes.</text:p>
          </text:list-item>
          <text:list-item>
            <text:p text:style-name="P104">Relatórios de serviços prestados e de atendimento.</text:p>
          </text:list-item>
        </text:list>
        <text:p text:style-name="P90"/>
        <text:p text:style-name="P90">As funcionalidades acima solicitadas e listadas pelo clientes serão fornecidas através de uma interface amigável e de fácil manuseio, permitindo a agilidade nos procedimentos realizados.</text:p>
        <text:p text:style-name="P90"/>
        <text:p text:style-name="P21"/>
        <text:h text:style-name="P120" text:outline-level="2"><text:span text:style-name="Título_20_5_20_Char"><text:span text:style-name="T9">5.4.2 Requisitos</text:span></text:span></text:h>
        <text:h text:style-name="P121" text:outline-level="2"/>
        <text:p text:style-name="P7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Identificação</text:p>
            </table:table-cell>
            <table:table-cell table:style-name="Table1.A1" office:value-type="string">
              <text:p text:style-name="P79">Requisito</text:p>
            </table:table-cell>
          </table:table-row>
          <table:table-row>
            <table:table-cell office:value-type="string">
              <text:p text:style-name="P80">R01</text:p>
            </table:table-cell>
            <table:table-cell office:value-type="string">
              <text:p text:style-name="P81">Cadastrar pacientes – Permite o cadastro de pacientes</text:p>
            </table:table-cell>
          </table:table-row>
          <table:table-row>
            <table:table-cell office:value-type="string">
              <text:p text:style-name="P80">R02</text:p>
            </table:table-cell>
            <table:table-cell office:value-type="string">
              <text:p text:style-name="P81">Cadastrar contatos fornecedores – Permite o cadastro dos fornecedores</text:p>
            </table:table-cell>
          </table:table-row>
          <table:table-row>
            <table:table-cell office:value-type="string">
              <text:p text:style-name="P80">R03</text:p>
            </table:table-cell>
            <table:table-cell office:value-type="string">
              <text:p text:style-name="P81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80">R04</text:p>
            </table:table-cell>
            <table:table-cell office:value-type="string">
              <text:p text:style-name="P81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80">R05</text:p>
            </table:table-cell>
            <table:table-cell office:value-type="string">
              <text:p text:style-name="P81">Agendar paciente – permite a marcação de consultas</text:p>
            </table:table-cell>
          </table:table-row>
          <table:table-row>
            <table:table-cell office:value-type="string">
              <text:p text:style-name="P80">R06</text:p>
            </table:table-cell>
            <table:table-cell office:value-type="string">
              <text:p text:style-name="P81">Editar receituário – Permite a edição de receituários e atestados</text:p>
            </table:table-cell>
          </table:table-row>
          <table:table-row>
            <table:table-cell office:value-type="string">
              <text:p text:style-name="P80">R07</text:p>
            </table:table-cell>
            <table:table-cell office:value-type="string">
              <text:p text:style-name="P81">Relatórios – Permite que o odontólogo faça relatórios do número de atendimentos realizados</text:p>
            </table:table-cell>
          </table:table-row>
        </table:table>
        <text:p text:style-name="P73"/>
        <text:p text:style-name="P21"/>
        <text:h text:style-name="P122" text:outline-level="2">5.5. Restrições do produto</text:h>
        <text:h text:style-name="P122" text:outline-level="2"/>
        <text:p text:style-name="P9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0"/>
        <text:p text:style-name="P90">Exceto quando for especificamente licenciado pelo contratado, o cliente não poderá usar o Software em conexão com quaisquer produtos, sistemas ou aplicativos instalados ou conectados a/ou outros sistemas.</text:p>
        <text:p text:style-name="P90"/>
        <text:p text:style-name="P91">O produto final não fará importações de dados anteriores do cliente.</text:p>
        <text:p text:style-name="P90"/>
        <text:h text:style-name="P119" text:outline-level="2">5.6. Critério de qualidade do produto</text:h>
        <text:p text:style-name="P25"/>
        <text:p text:style-name="P86">Robustez e Performance - Para que garantir a robustez e performance do sistema as <text:s/>seguintes configurações de hardware devem ser atendidos:</text:p>
        <text:list xml:id="list28624638" text:style-name="L5">
          <text:list-item>
            <text:p text:style-name="P105">Servidor de aplicação dedicado com mínimo de:</text:p>
          </text:list-item>
        </text:list>
        <text:list xml:id="list28631130" text:style-name="L6">
          <text:list-item>
            <text:list>
              <text:list-item>
                <text:p text:style-name="P106">2 GB de memória DDR2 800 Mhz;</text:p>
              </text:list-item>
              <text:list-item>
                <text:p text:style-name="P106">Processador com 2 núcleos 2.0 Ghz 800 Mhz de FSB;</text:p>
              </text:list-item>
              <text:list-item>
                <text:p text:style-name="P106">Placa de rede Gigabite (1.000 MB/s);</text:p>
              </text:list-item>
              <text:list-item>
                <text:p text:style-name="P106">Demais componentes.</text:p>
                <text:p text:style-name="P106"/>
              </text:list-item>
            </text:list>
          </text:list-item>
        </text:list>
        <text:list xml:id="list28622907" text:style-name="L7">
          <text:list-item>
            <text:p text:style-name="P107">Servidor de banco de dados dedicado:</text:p>
          </text:list-item>
        </text:list>
        <text:list xml:id="list29379604" text:continue-list="list28631130" text:style-name="L6">
          <text:list-item>
            <text:list>
              <text:list-item text:start-value="1">
                <text:p text:style-name="P106">4 GB de memória DDR2 800 Mhz;</text:p>
              </text:list-item>
              <text:list-item>
                <text:p text:style-name="P106">Processador com 2 núcleos 2.0 Ghz 800 Mhz de FSB;</text:p>
              </text:list-item>
              <text:list-item>
                <text:p text:style-name="P106">HD 10.000 RPM de no mínimo 80 GB;</text:p>
              </text:list-item>
              <text:list-item>
                <text:p text:style-name="P106">Placa de rede Gigabite (1.000 MB/s);</text:p>
              </text:list-item>
              <text:list-item>
                <text:p text:style-name="P106">Demais componentes.</text:p>
              </text:list-item>
            </text:list>
          </text:list-item>
        </text:list>
        <text:p text:style-name="P86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86">Tolerância a falhas - Em caso de erros, o sistema garantirá a integridade dos dados. O contratado se compromete a corrigir problemas caracterizados como falhas do sistema sem custo adicional.</text:p>
        <text:p text:style-name="P86">Usabilidade – A usabilidade do sistema será favorecida por meio de interfaces amigáveis.</text:p>
        <text:p text:style-name="P86">Padrões aplicáveis - O ambiente utilizado será o “Microsoft Windows” na plataforma PC WIN 32, o qual deverá ser configurado previamente pelo cliente, e banco de dados “My SQL Server”.</text:p>
        <text:p text:style-name="P86">Garantia de qualidade - Será aplicado no ciclo de vida do software um modelo baseado em processos. </text:p>
        <text:p text:style-name="P22"/>
        <text:p text:style-name="P21"/>
        <text:list xml:id="list29359158" text:continue-list="list29359628" text:style-name="WW8Num21">
          <text:list-item>
            <text:list>
              <text:list-item>
                <text:list>
                  <text:list-header>
                    <text:h text:style-name="P118" text:outline-level="2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72"/>
        <text:list xml:id="list28611564" text:style-name="L8">
          <text:list-item>
            <text:p text:style-name="P108">Não colaboração do cliente no fornecimento e validação dos requisitos;</text:p>
          </text:list-item>
          <text:list-item>
            <text:p text:style-name="P108">Indisponibilidade de membros da equipe;</text:p>
          </text:list-item>
          <text:list-item>
            <text:p text:style-name="P108">Falta de conhecimento do negócio;</text:p>
          </text:list-item>
          <text:list-item>
            <text:p text:style-name="P108">Falta de participação do cliente na tomada de decisões;</text:p>
          </text:list-item>
          <text:list-item>
            <text:p text:style-name="P108">Não fornecimento da infraestrutura básica por parte do cliente.</text:p>
          </text:list-item>
        </text:list>
        <text:p text:style-name="P93"/>
        <text:p text:style-name="P25"><text:soft-page-break/></text:p>
        <text:list xml:id="list29355088" text:continue-list="list29359158" text:style-name="WW8Num21">
          <text:list-item>
            <text:list>
              <text:list-item>
                <text:list>
                  <text:list-header>
                    <text:h text:style-name="P118" text:outline-level="2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38"/>
        <text:p text:style-name="P93">A versão 1 do sistema deve contemplar as seguintes características:</text:p>
        <text:p text:style-name="P93">Logon</text:p>
        <text:p text:style-name="P93">Cadastro de pacientes</text:p>
        <text:p text:style-name="P93"/>
        <text:p text:style-name="P93">As características para a versão 2 ainda não estão definidas. Só está previsto que herdará as funcionalidades já existentes.</text:p>
        <text:p text:style-name="P93"/>
        <text:p text:style-name="P34"/>
        <text:list xml:id="list29355462" text:continue-numbering="true" text:style-name="WW8Num21">
          <text:list-item>
            <text:list>
              <text:list-item>
                <text:list>
                  <text:list-header>
                    <text:h text:style-name="P117" text:outline-level="1">6.0. Referências</text:h>
                  </text:list-header>
                </text:list>
              </text:list-item>
            </text:list>
          </text:list-item>
        </text:list>
        <text:p text:style-name="P64"/>
        <text:p text:style-name="P3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9">1.</text:p>
            </table:table-cell>
            <table:table-cell table:style-name="Tabela4.A1" office:value-type="string">
              <text:p text:style-name="P60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39">2.</text:p>
            </table:table-cell>
            <table:table-cell table:style-name="Tabela4.A1" office:value-type="string">
              <text:p text:style-name="P60">Ficha de Anamnse disponível na url: <text:a xlink:type="simple" xlink:href="http://www.amweb.com.br/odonto/arquivos/ficha_clinica_odontologica.doc"><text:span text:style-name="T13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39">3.</text:p>
            </table:table-cell>
            <table:table-cell table:style-name="Tabela4.A1" office:value-type="string">
              <text:p text:style-name="P60">Ficha de cadastro de pacientes disponibilizada pelo cliente.</text:p>
            </table:table-cell>
          </table:table-row>
        </table:table>
        <text:p text:style-name="P82"/>
        <text:p text:style-name="P25"/>
        <text:list xml:id="list29375129" text:continue-numbering="true" text:style-name="WW8Num21">
          <text:list-item>
            <text:list>
              <text:list-item>
                <text:list>
                  <text:list-header>
                    <text:h text:style-name="P117" text:outline-level="1">7.0. Cronograma básico do projeto</text:h>
                  </text:list-header>
                </text:list>
              </text:list-item>
            </text:list>
          </text:list-item>
        </text:list>
        <text:p text:style-name="P25"/>
        <text:p text:style-name="P3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</table:table-cell>
            <table:table-cell table:style-name="Table3.B1" table:number-columns-spanned="4" office:value-type="string">
              <text:p text:style-name="P33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3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3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3">1º BIM</text:p>
                  </table:table-cell>
                  <table:table-cell table:style-name="Table3.A2" office:value-type="string">
                    <text:p text:style-name="P33">2º BIM</text:p>
                  </table:table-cell>
                  <table:table-cell table:style-name="Table3.A2" office:value-type="string">
                    <text:p text:style-name="P33">3º BIM</text:p>
                  </table:table-cell>
                  <table:table-cell table:style-name="Table3.B1" office:value-type="string">
                    <text:p text:style-name="P33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1">PRIMEIRA ITERAÇÃO</text:p>
            </table:table-cell>
            <table:table-cell table:style-name="Table3.A1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4">
            <table:table-cell table:style-name="Table3.A2" office:value-type="string">
              <text:p text:style-name="P31">SEGUND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5">
            <table:table-cell table:style-name="Table3.A2" office:value-type="string">
              <text:p text:style-name="P31">TERCEIR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6">
            <table:table-cell table:style-name="Table3.A2" office:value-type="string">
              <text:p text:style-name="P31">QUART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>X</text:p>
            </table:table-cell>
          </table:table-row>
        </table:table>
        <text:p text:style-name="P36"/>
        <text:list xml:id="list29379902" text:continue-numbering="true" text:style-name="WW8Num21">
          <text:list-item>
            <text:list>
              <text:list-item>
                <text:list>
                  <text:list-header>
                    <text:h text:style-name="P117" text:outline-level="1">8.0. Estimativas iniciais de custo</text:h>
                  </text:list-header>
                </text:list>
              </text:list-item>
            </text:list>
          </text:list-item>
        </text:list>
        <text:p text:style-name="P25"/>
        <text:p text:style-name="P95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76"/>
        <text:list xml:id="list29369352" text:continue-numbering="true" text:style-name="WW8Num21">
          <text:list-header>
            <text:h text:style-name="P117" text:outline-level="1"><text:soft-page-break/>9.0. Administração</text:h>
          </text:list-header>
        </text:list>
        <text:p text:style-name="P25"/>
        <text:list xml:id="list29377996" text:continue-numbering="true" text:style-name="WW8Num21">
          <text:list-item>
            <text:list>
              <text:list-item>
                <text:list>
                  <text:list-header>
                    <text:h text:style-name="P118" text:outline-level="2">9.1. Necessidade inicial do Projeto</text:h>
                  </text:list-header>
                </text:list>
              </text:list-item>
            </text:list>
          </text:list-item>
        </text:list>
        <text:p text:style-name="P25"/>
        <text:p text:style-name="P93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93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35"/>
        <text:h text:style-name="P123" text:outline-level="2">9.2. Necessidade de suporte pela organização</text:h>
        <text:h text:style-name="P123" text:outline-level="2"/>
        <text:p text:style-name="P86">Por se tratar de um projeto isolado não será necessário nenhum apoio organizacional por parte da empresa contratante.</text:p>
        <text:p text:style-name="P86"/>
        <text:h text:style-name="P123" text:outline-level="2">9.3. Controle e gerenciamento das informações do projeto</text:h>
        <text:h text:style-name="P123" text:outline-level="2"/>
        <text:p text:style-name="P94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realizado ainda um backup mensal em uma mídia digital (DVD) para uma maior segurança dos dados.</text:span></text:p>
        <text:p text:style-name="P93"/>
        <text:p text:style-name="P35"/>
        <text:p text:style-name="P25"/>
        <text:p text:style-name="P25"/>
        <text:p text:style-name="P25"/>
        <text:p text:style-name="P25"/>
        <text:p text:style-name="P51"/>
        <text:h text:style-name="Título_20_4_20__2b__20_12_20_pt" text:outline-level="2">10.0 Assinaturas</text:h>
        <text:p text:style-name="P25"/>
        <text:p text:style-name="P87"><text:span text:style-name="T14">Os abaixo assinados </text:span><text:span text:style-name="T15">estão</text:span><text:span text:style-name="T14"> de acordo com o conteúdo do documento “</text:span><text:span text:style-name="T16">Termo de Abertura</text:span><text:span text:style-name="T14">”, do Sistema SCO, versão 1.0</text:span><text:span text:style-name="T8"> </text:span><text:span text:style-name="T14">, release 1.0</text:span><text:span text:style-name="T11"> </text:span><text:span text:style-name="T14">.</text:span></text:p>
        <text:p text:style-name="P8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74">Amanda Barbosa Silva</text:p>
              <text:p text:style-name="P58">Analista Líder e Desenvolvedor</text:p>
              <text:p text:style-name="P55"/>
            </table:table-cell>
            <table:table-cell table:style-name="Tabela5.A1" office:value-type="string">
              <text:p text:style-name="P74">Fábio José de Souza</text:p>
              <text:p text:style-name="P58">Analista Líder e Desenvolvedor</text:p>
            </table:table-cell>
          </table:table-row>
        </table:table>
        <text:p text:style-name="P71"/>
        <text:p text:style-name="P7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74">Rafael Vieira de Almeida</text:p>
              <text:p text:style-name="P58">Analista Líder e Desenvolvedor / DBA</text:p>
            </table:table-cell>
            <table:table-cell table:style-name="Tabela6.A1" office:value-type="string">
              <text:p text:style-name="P74">Vinicius Gardênio Guimarães Rodrigues</text:p>
              <text:p text:style-name="P17">Gerente de Projeto e Desenvolvedor</text:p>
            </table:table-cell>
          </table:table-row>
        </table:table>
        <text:p text:style-name="P25"/>
        <text:p text:style-name="P25"/>
        <text:p text:style-name="P2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74">Lidia Pires Barbosa</text:p>
              <text:p text:style-name="P55">Cliente</text:p>
            </table:table-cell>
            <table:table-cell table:style-name="Table2.A1" office:value-type="string">
              <text:p text:style-name="P75"/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default-outline-level="1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default-outline-level="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s text:c="28"/></text:h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h text:style-name="MP2" text:outline-level="1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MP4" text:outline-level="1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M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MP6" text:outline-level="1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MP7" text:outline-level="1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MP4" text:outline-level="1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MP5" text:outline-level="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05:23</meta:creation-date>
    <dc:date>2010-04-27T09:25:24.30</dc:date>
    <meta:editing-cycles>77</meta:editing-cycles>
    <meta:editing-duration>PT11H29M03S</meta:editing-duration>
    <dc:creator>Amanda Barbosa</dc:creator>
    <meta:document-statistic meta:table-count="9" meta:image-count="2" meta:object-count="0" meta:page-count="11" meta:paragraph-count="280" meta:word-count="2562" meta:character-count="18284"/>
    <meta:user-defined meta:name="Info 1"/>
    <meta:user-defined meta:name="Info 2"/>
    <meta:user-defined meta:name="Info 3"/>
    <meta:user-defined meta:name="Info 4"/>
  </office:meta>
</office:document-meta>
</file>